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8"><text:s text:c="3"/>There was music playing from a robot in the basement and signs that Tony was starting to spread out his territory. I made a coffee, came upstairs, tidied my room, sat at the computer, 11:55.</text:p>
      <text:p text:style-name="P39">.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39"><text:span text:style-name="T34"><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span></text:p>
      <text:p text:style-name="P40"/>
      <text:p text:style-name="P41">. . .</text:p>
      <text:p text:style-name="P40"/>
      <text:p text:style-name="P42">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42"><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42"/>
      <text:p text:style-name="P42">XI.VI</text:p>
      <text:p text:style-name="P42"/>
      <text:p text:style-name="P42">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42"><text:s text:c="3"/><text:span text:style-name="T35">I looked at my phone for a while, got up, wrote at the computer and received a text from Hannah. The first part was a picture of her Artist’s Way Every Day book that said:</text:span></text:p>
      <text:p text:style-name="P42"><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42"><text:s text:c="3"/><text:span text:style-name="T35">She followed up saying, “Good morning. Hope you got good rest and are having a good day so far [heart emoji] Glad I got to snuggle you last night!”</text:span></text:p>
      <text:p text:style-name="P42"><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42"><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42"><text:s text:c="3"/><text:span text:style-name="T38">We sat on the porch and talked to Tommy about Trump, then a bit about our lives after he left. I wrote a bit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42">.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6T16:55:30.286246216</dc:date>
    <meta:editing-duration>P64DT19H11M51S</meta:editing-duration>
    <meta:editing-cycles>695</meta:editing-cycles>
    <meta:generator>LibreOffice/24.2.5.2$MacOSX_X86_64 LibreOffice_project/bffef4ea93e59bebbeaf7f431bb02b1a39ee8a59</meta:generator>
    <meta:print-date>2024-11-06T16:15:42.528971873</meta:print-date>
    <meta:document-statistic meta:table-count="0" meta:image-count="0" meta:object-count="0" meta:page-count="44" meta:paragraph-count="132" meta:word-count="6021" meta:character-count="31918" meta:non-whitespace-character-count="25912"/>
  </office:meta>
</office:document-meta>
</file>